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roid Sans Fallback3" svg:font-family="'Droid Sans Fallback'" style:font-pitch="variable" style:font-charset="x-symbol"/>
    <style:font-face style:name="FreeSans3" svg:font-family="FreeSans" style:font-pitch="variable" style:font-charset="x-symbol"/>
    <style:font-face style:name="OpenSymbol" svg:font-family="OpenSymbol" style:font-pitch="variable" style:font-charset="x-symbol"/>
    <style:font-face style:name="StarSymbol" svg:font-family="StarSymbol" style:font-pitch="variable" style:font-charset="x-symbol"/>
    <style:font-face style:name="Droid Sans Fallback2" svg:font-family="'Droid Sans Fallback'" style:font-family-generic="system" style:font-pitch="variable" style:font-charset="x-symbol"/>
    <style:font-face style:name="FreeSans2" svg:font-family="FreeSans" style:font-family-generic="system" style:font-pitch="variable" style:font-charset="x-symbol"/>
    <style:font-face style:name="WenQuanYi Micro Hei Mono1" svg:font-family="'WenQuanYi Micro Hei Mono'"/>
    <style:font-face style:name="WenQuanYi Micro Hei Mono2" svg:font-family="'WenQuanYi Micro Hei Mono'" style:font-adornments="Regular"/>
    <style:font-face style:name="Liberation Sans1" svg:font-family="'Liberation Sans'" style:font-adornments="Regular" style:font-family-generic="swiss"/>
    <style:font-face style:name="Droid Sans Fallback1" svg:font-family="'Droid Sans Fallback'" style:font-pitch="variable"/>
    <style:font-face style:name="FreeSans1" svg:font-family="FreeSans" style:font-pitch="variable"/>
    <style:font-face style:name="WenQuanYi Micro Hei Mono" svg:font-family="'WenQuanYi Micro Hei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fill-color="#729fcf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fill-color="#729fcf" draw:opacity="100%" draw:textarea-horizontal-align="justify" draw:textarea-vertical-align="middle" draw:auto-grow-height="false" fo:min-height="0cm" fo:min-width="0cm" draw:shadow-opacity="100%"/>
    </style:style>
    <style:style style:name="gr4" style:family="graphic" style:parent-style-name="standard">
      <style:graphic-properties draw:fill-color="#ff950e" draw:opacity="100%" draw:textarea-horizontal-align="justify" draw:textarea-vertical-align="middle" draw:auto-grow-height="false" fo:min-height="0cm" fo:min-width="0cm" draw:shadow-opacity="100%"/>
    </style:style>
    <style:style style:name="gr5" style:family="graphic" style:parent-style-name="standard">
      <style:graphic-properties draw:fill-color="#ff950e"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0.72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1.02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0.726cm"/>
    </style:style>
    <style:style style:name="gr9" style:family="graphic" style:parent-style-name="standard">
      <style:graphic-properties draw:fill-color="#ff950e" draw:opacity="100%" draw:textarea-horizontal-align="justify" draw:textarea-vertical-align="middle" draw:auto-grow-height="false" draw:shadow-opacity="100%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>
      <style:graphic-properties svg:stroke-width="0.152cm" svg:stroke-color="#c5000b" draw:marker-start-width="0.66cm" draw:marker-end-width="0.66cm" draw:fill-color="#729fcf" draw:opacity="100%" draw:textarea-horizontal-align="justify" draw:textarea-vertical-align="middle" draw:auto-grow-height="false" fo:padding-top="0.201cm" fo:padding-bottom="0.201cm" fo:padding-left="0.326cm" fo:padding-right="0.326cm" draw:shadow-opacity="100%"/>
    </style:style>
    <style:style style:name="gr12" style:family="graphic" style:parent-style-name="standard">
      <style:graphic-properties draw:fill-color="#729fcf" draw:opacity="50%" draw:textarea-horizontal-align="justify" draw:textarea-vertical-align="middle" draw:auto-grow-height="false" draw:shadow-opacity="50%"/>
    </style:style>
    <style:style style:name="gr13" style:family="graphic" style:parent-style-name="standard">
      <style:graphic-properties svg:stroke-width="0cm" svg:stroke-color="#3465a4" draw:marker-start-width="0.204cm" draw:marker-end-width="0.204cm" draw:fill-color="#729fcf" draw:opacity="50%" draw:textarea-horizontal-align="justify" draw:textarea-vertical-align="middle" draw:auto-grow-height="false" fo:padding-top="0.125cm" fo:padding-bottom="0.125cm" fo:padding-left="0.25cm" fo:padding-right="0.25cm" draw:shadow-opacity="50%"/>
    </style:style>
    <style:style style:name="gr14" style:family="graphic" style:parent-style-name="standard">
      <style:graphic-properties draw:textarea-horizontal-align="justify" draw:textarea-vertical-align="middle" draw:auto-grow-height="false"/>
    </style:style>
    <style:style style:name="gr15" style:family="graphic" style:parent-style-name="standard">
      <style:graphic-properties draw:fill-color="#729fcf" draw:opacity="100%" draw:textarea-horizontal-align="justify" draw:textarea-vertical-align="middle" draw:auto-grow-height="false" draw:shadow-opacity="100%"/>
    </style:style>
    <style:style style:name="gr16" style:family="graphic" style:parent-style-name="objectwithoutfill">
      <style:graphic-properties draw:fill="none" draw:textarea-vertical-align="middle"/>
    </style:style>
    <style:style style:name="gr17" style:family="graphic" style:parent-style-name="standard">
      <style:graphic-properties svg:stroke-width="0.051cm" svg:stroke-color="#000000" draw:marker-start-width="0.355cm" draw:marker-end-width="0.355cm" draw:fill="solid" draw:fill-color="#ff950e" draw:opacity="20%" draw:textarea-horizontal-align="justify" draw:textarea-vertical-align="middle" draw:auto-grow-height="false" fo:padding-top="0.15cm" fo:padding-bottom="0.15cm" fo:padding-left="0.275cm" fo:padding-right="0.275cm" draw:shadow-offset-x="0.203cm" draw:shadow-offset-y="0.203cm" draw:shadow-opacity="20%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0000" style:font-name="Liberation Serif" fo:font-size="32pt" style:font-size-asian="32pt" style:font-size-complex="32pt"/>
    </style:style>
    <style:style style:name="P3" style:family="paragraph">
      <style:paragraph-properties fo:text-align="center"/>
      <style:text-properties style:font-name="Liberation Serif" fo:font-size="32pt" style:font-size-asian="32pt" style:font-size-complex="32pt"/>
    </style:style>
    <style:style style:name="P4" style:family="paragraph">
      <style:paragraph-properties fo:text-align="center"/>
      <style:text-properties fo:color="#000000"/>
    </style:style>
    <style:style style:name="P5" style:family="paragraph">
      <style:text-properties fo:font-size="24pt" style:font-size-asian="24pt" style:font-size-complex="24pt"/>
    </style:style>
    <style:style style:name="P6" style:family="paragraph">
      <style:paragraph-properties fo:text-align="center"/>
      <style:text-properties fo:font-size="26pt" style:font-size-asian="26pt" style:font-size-complex="26pt"/>
    </style:style>
    <style:style style:name="P7" style:family="paragraph">
      <style:text-properties fo:color="#c5000b" fo:font-size="32pt" style:font-size-asian="32pt" style:font-size-complex="32pt"/>
    </style:style>
    <style:style style:name="P8" style:family="paragraph">
      <style:text-properties fo:font-size="54pt" style:font-size-asian="54pt" style:font-size-complex="54pt"/>
    </style:style>
    <style:style style:name="P9" style:family="paragraph">
      <style:text-properties fo:font-size="26pt" style:font-size-asian="26pt" style:font-size-complex="26pt"/>
    </style:style>
    <style:style style:name="T1" style:family="text">
      <style:text-properties fo:color="#000000" style:font-name="Liberation Serif" fo:font-size="32pt" style:font-name-asian="WenQuanYi Micro Hei Mono2" style:font-size-asian="32pt" style:font-name-complex="WenQuanYi Micro Hei Mono2" style:font-size-complex="32pt"/>
    </style:style>
    <style:style style:name="T2" style:family="text">
      <style:text-properties style:font-name="Liberation Serif" fo:font-size="32pt" style:font-name-asian="OpenSymbol2" style:font-size-asian="32pt" style:font-name-complex="OpenSymbol2" style:font-size-complex="32pt"/>
    </style:style>
    <style:style style:name="T3" style:family="text">
      <style:text-properties style:font-name="Liberation Serif" fo:font-size="32pt" style:font-name-asian="StarSymbol2" style:font-size-asian="32pt" style:font-name-complex="StarSymbol2" style:font-size-complex="32pt"/>
    </style:style>
    <style:style style:name="T4" style:family="text">
      <style:text-properties fo:color="#000000" style:font-name="Liberation Serif" fo:font-size="32pt" style:font-name-asian="StarSymbol2" style:font-size-asian="32pt" style:font-name-complex="StarSymbol2" style:font-size-complex="32pt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fo:font-size="26pt" style:font-size-asian="26pt" style:font-size-complex="26pt"/>
    </style:style>
    <style:style style:name="T8" style:family="text">
      <style:text-properties fo:color="#c5000b" fo:font-size="32pt" style:font-size-asian="32pt" style:font-size-complex="32pt"/>
    </style:style>
    <style:style style:name="T9" style:family="text">
      <style:text-properties fo:font-size="54pt" style:font-size-asian="54pt" style:font-size-complex="54pt"/>
    </style:style>
    <style:style style:name="T10" style:family="text">
      <style:text-properties fo:font-size="44pt" style:font-size-asian="44pt" style:font-size-complex="44pt"/>
    </style:style>
    <style:style style:name="T11" style:family="text">
      <style:text-properties fo:font-size="40pt" style:font-size-asian="40pt" style:font-size-complex="40pt"/>
    </style:style>
    <style:style style:name="T12" style:family="text">
      <style:text-properties style:font-name="Liberation Sans1" fo:font-size="28pt" style:font-name-asian="Liberation Sans1" style:font-size-asian="28pt" style:font-name-complex="Liberation Sans1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729cm" svg:height="2.67cm" svg:x="19.266cm" svg:y="3.331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729cm" svg:height="2.67cm" svg:x="21.913cm" svg:y="3.331cm">
          <text:p text:style-name="P1"><text:span text:style-name="T2">10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729cm" svg:height="2.67cm" svg:x="24.56cm" svg:y="3.331cm">
          <text:p text:style-name="P1"><text:span text:style-name="T3">5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729cm" svg:height="2.67cm" svg:x="27.207cm" svg:y="3.331cm">
          <text:p text:style-name="P1"><text:span text:style-name="T4">5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729cm" svg:height="2.67cm" svg:x="29.854cm" svg:y="3.331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729cm" svg:height="2.67cm" svg:x="32.501cm" svg:y="3.331cm">
          <text:p text:style-name="P1"><text:span text:style-name="T3">41</text:span>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729cm" svg:height="2.67cm" svg:x="35.148cm" svg:y="3.331cm">
          <text:p text:style-name="P1"><text:span text:style-name="T3">1</text:span></text:p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1.225cm" svg:height="1.485cm" svg:x="20.276cm" svg:y="1.822cm">
          <draw:text-box>
            <text:p><text:span text:style-name="T5">0</text:span></text:p>
          </draw:text-box>
        </draw:frame>
        <draw:frame draw:style-name="gr7" draw:text-style-name="P5" draw:layer="layout" svg:width="1.523cm" svg:height="1.485cm" svg:x="22.671cm" svg:y="1.822cm">
          <draw:text-box>
            <text:p><text:span text:style-name="T5">1 </text:span></text:p>
          </draw:text-box>
        </draw:frame>
        <draw:frame draw:style-name="gr6" draw:text-style-name="P5" draw:layer="layout" svg:width="1.225cm" svg:height="1.485cm" svg:x="25.318cm" svg:y="1.822cm">
          <draw:text-box>
            <text:p><text:span text:style-name="T5">2</text:span></text:p>
          </draw:text-box>
        </draw:frame>
        <draw:frame draw:style-name="gr6" draw:text-style-name="P5" draw:layer="layout" svg:width="1.225cm" svg:height="1.485cm" svg:x="27.965cm" svg:y="1.822cm">
          <draw:text-box>
            <text:p><text:span text:style-name="T5">3</text:span></text:p>
          </draw:text-box>
        </draw:frame>
        <draw:frame draw:style-name="gr6" draw:text-style-name="P5" draw:layer="layout" svg:width="1.225cm" svg:height="1.485cm" svg:x="30.612cm" svg:y="1.822cm">
          <draw:text-box>
            <text:p><text:span text:style-name="T5">4</text:span></text:p>
          </draw:text-box>
        </draw:frame>
        <draw:frame draw:style-name="gr6" draw:text-style-name="P5" draw:layer="layout" svg:width="1.225cm" svg:height="1.485cm" svg:x="33.259cm" svg:y="1.822cm">
          <draw:text-box>
            <text:p><text:span text:style-name="T5">5</text:span></text:p>
          </draw:text-box>
        </draw:frame>
        <draw:frame draw:style-name="gr8" draw:text-style-name="P5" draw:layer="layout" svg:width="1.226cm" svg:height="1.485cm" svg:x="35.953cm" svg:y="1.822cm">
          <draw:text-box>
            <text:p><text:span text:style-name="T5">6</text:span></text:p>
          </draw:text-box>
        </draw:frame>
        <draw:custom-shape draw:style-name="gr1" draw:text-style-name="P1" draw:layer="layout" svg:width="2.729cm" svg:height="2.67cm" svg:x="37.795cm" svg:y="3.331cm">
          <text:p text:style-name="P1"><text:span text:style-name="T3">2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40.442cm" svg:y="3.331cm">
          <text:p text:style-name="P1"><text:span text:style-name="T3">-4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43.089cm" svg:y="3.331cm">
          <text:p text:style-name="P1"><text:span text:style-name="T3">7</text:span></text:p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1.225cm" svg:height="1.485cm" svg:x="38.653cm" svg:y="1.822cm">
          <draw:text-box>
            <text:p><text:span text:style-name="T5">7</text:span></text:p>
          </draw:text-box>
        </draw:frame>
        <draw:frame draw:style-name="gr6" draw:text-style-name="P5" draw:layer="layout" svg:width="1.225cm" svg:height="1.485cm" svg:x="41.3cm" svg:y="1.822cm">
          <draw:text-box>
            <text:p><text:span text:style-name="T5">8</text:span></text:p>
          </draw:text-box>
        </draw:frame>
        <draw:frame draw:style-name="gr6" draw:text-style-name="P5" draw:layer="layout" svg:width="1.225cm" svg:height="1.485cm" svg:x="43.847cm" svg:y="1.822cm">
          <draw:text-box>
            <text:p><text:span text:style-name="T5">9</text:span></text:p>
          </draw:text-box>
        </draw:frame>
        <draw:custom-shape draw:style-name="gr9" draw:text-style-name="P6" xml:id="id1" draw:id="id1" draw:layer="layout" svg:width="5.603cm" svg:height="4.164cm" svg:x="29.912cm" svg:y="8.237cm">
          <text:p text:style-name="P1"><text:span text:style-name="T6">[0,9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516cm" svg:height="1.204cm" svg:x="30.938cm" svg:y="10.087cm">
          <draw:text-box>
            <text:p><text:span text:style-name="T5">sum: 19</text:span></text:p>
          </draw:text-box>
        </draw:frame>
        <draw:frame draw:style-name="gr10" draw:text-style-name="P5" draw:layer="layout" svg:width="3.093cm" svg:height="1.204cm" svg:x="31.138cm" svg:y="10.987cm">
          <draw:text-box>
            <text:p><text:span text:style-name="T5">min: -1</text:span></text:p>
          </draw:text-box>
        </draw:frame>
        <draw:custom-shape draw:style-name="gr9" draw:text-style-name="P6" xml:id="id2" draw:id="id2" draw:layer="layout" svg:width="5.603cm" svg:height="4.164cm" svg:x="15.012cm" svg:y="14.538cm">
          <text:p text:style-name="P1"><text:span text:style-name="T6">[0,4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516cm" svg:height="1.204cm" svg:x="16.038cm" svg:y="16.388cm">
          <draw:text-box>
            <text:p><text:span text:style-name="T5">sum: 19</text:span></text:p>
          </draw:text-box>
        </draw:frame>
        <draw:frame draw:style-name="gr10" draw:text-style-name="P5" draw:layer="layout" svg:width="3.093cm" svg:height="1.204cm" svg:x="16.238cm" svg:y="17.288cm">
          <draw:text-box>
            <text:p><text:span text:style-name="T5">min: -1</text:span></text:p>
          </draw:text-box>
        </draw:frame>
        <draw:custom-shape draw:style-name="gr11" draw:text-style-name="P6" xml:id="id3" draw:id="id3" draw:layer="layout" svg:width="5.603cm" svg:height="4.164cm" svg:x="44.512cm" svg:y="14.539cm">
          <text:p text:style-name="P1"><text:span text:style-name="T6">[5,9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046cm" svg:height="1.204cm" svg:x="45.538cm" svg:y="16.389cm">
          <draw:text-box>
            <text:p><text:span text:style-name="T5">sum: 0</text:span></text:p>
          </draw:text-box>
        </draw:frame>
        <draw:frame draw:style-name="gr10" draw:text-style-name="P5" draw:layer="layout" svg:width="2.809cm" svg:height="1.204cm" svg:x="45.738cm" svg:y="17.289cm">
          <draw:text-box>
            <text:p><text:span text:style-name="T5">min: 0</text:span></text:p>
          </draw:text-box>
        </draw:frame>
        <draw:custom-shape draw:style-name="gr12" draw:text-style-name="P6" xml:id="id4" draw:id="id4" draw:layer="layout" svg:width="5.603cm" svg:height="4.164cm" svg:x="7.712cm" svg:y="21.039cm">
          <text:p text:style-name="P1"><text:span text:style-name="T6">[0,2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516cm" svg:height="1.204cm" svg:x="8.738cm" svg:y="22.889cm">
          <draw:text-box>
            <text:p><text:span text:style-name="T5">sum: 14</text:span></text:p>
          </draw:text-box>
        </draw:frame>
        <draw:frame draw:style-name="gr10" draw:text-style-name="P5" draw:layer="layout" svg:width="3.093cm" svg:height="1.204cm" svg:x="8.938cm" svg:y="23.789cm">
          <draw:text-box>
            <text:p><text:span text:style-name="T5">min: -1</text:span></text:p>
          </draw:text-box>
        </draw:frame>
        <draw:custom-shape draw:style-name="gr13" draw:text-style-name="P6" xml:id="id5" draw:id="id5" draw:layer="layout" svg:width="5.603cm" svg:height="4.164cm" svg:x="22.412cm" svg:y="21.04cm">
          <text:p text:style-name="P1"><text:span text:style-name="T6">[3,4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046cm" svg:height="1.204cm" svg:x="23.438cm" svg:y="22.89cm">
          <draw:text-box>
            <text:p><text:span text:style-name="T5">sum: 5</text:span></text:p>
          </draw:text-box>
        </draw:frame>
        <draw:frame draw:style-name="gr10" draw:text-style-name="P5" draw:layer="layout" svg:width="2.809cm" svg:height="1.204cm" svg:x="23.638cm" svg:y="23.79cm">
          <draw:text-box>
            <text:p><text:span text:style-name="T5">min: 0</text:span></text:p>
          </draw:text-box>
        </draw:frame>
        <draw:custom-shape draw:style-name="gr14" draw:text-style-name="P6" xml:id="id6" draw:id="id6" draw:layer="layout" svg:width="5.603cm" svg:height="4.164cm" svg:x="37.012cm" svg:y="21.041cm">
          <text:p text:style-name="P1"><text:span text:style-name="T6">[5,7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516cm" svg:height="1.204cm" svg:x="38.038cm" svg:y="22.891cm">
          <draw:text-box>
            <text:p><text:span text:style-name="T5">sum: 44</text:span></text:p>
          </draw:text-box>
        </draw:frame>
        <draw:frame draw:style-name="gr10" draw:text-style-name="P5" draw:layer="layout" svg:width="2.809cm" svg:height="1.204cm" svg:x="38.238cm" svg:y="23.791cm">
          <draw:text-box>
            <text:p><text:span text:style-name="T5">min: 1</text:span></text:p>
          </draw:text-box>
        </draw:frame>
        <draw:custom-shape draw:style-name="gr14" draw:text-style-name="P6" xml:id="id7" draw:id="id7" draw:layer="layout" svg:width="5.603cm" svg:height="4.164cm" svg:x="51.812cm" svg:y="21.042cm">
          <text:p text:style-name="P1"><text:span text:style-name="T6">[8,9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046cm" svg:height="1.204cm" svg:x="52.838cm" svg:y="22.892cm">
          <draw:text-box>
            <text:p><text:span text:style-name="T5">sum: 3</text:span></text:p>
          </draw:text-box>
        </draw:frame>
        <draw:frame draw:style-name="gr10" draw:text-style-name="P5" draw:layer="layout" svg:width="3.093cm" svg:height="1.204cm" svg:x="53.038cm" svg:y="23.792cm">
          <draw:text-box>
            <text:p><text:span text:style-name="T5">min: -4</text:span></text:p>
          </draw:text-box>
        </draw:frame>
        <draw:custom-shape draw:style-name="gr15" draw:text-style-name="P6" xml:id="id8" draw:id="id8" draw:layer="layout" svg:width="5.603cm" svg:height="4.164cm" svg:x="4.012cm" svg:y="27.44cm">
          <text:p text:style-name="P1"><text:span text:style-name="T6">[0,1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046cm" svg:height="1.204cm" svg:x="5.038cm" svg:y="29.29cm">
          <draw:text-box>
            <text:p><text:span text:style-name="T5">sum: 9</text:span></text:p>
          </draw:text-box>
        </draw:frame>
        <draw:frame draw:style-name="gr10" draw:text-style-name="P5" draw:layer="layout" svg:width="3.093cm" svg:height="1.204cm" svg:x="5.238cm" svg:y="30.19cm">
          <draw:text-box>
            <text:p><text:span text:style-name="T5">min: -1</text:span></text:p>
          </draw:text-box>
        </draw:frame>
        <draw:custom-shape draw:style-name="gr15" draw:text-style-name="P6" xml:id="id9" draw:id="id9" draw:layer="layout" svg:width="5.603cm" svg:height="4.164cm" svg:x="11.612cm" svg:y="27.441cm">
          <text:p text:style-name="P1"><text:span text:style-name="T6">[2,2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046cm" svg:height="1.204cm" svg:x="12.638cm" svg:y="29.291cm">
          <draw:text-box>
            <text:p><text:span text:style-name="T5">sum: 5</text:span></text:p>
          </draw:text-box>
        </draw:frame>
        <draw:frame draw:style-name="gr10" draw:text-style-name="P5" draw:layer="layout" svg:width="2.809cm" svg:height="1.204cm" svg:x="12.838cm" svg:y="30.191cm">
          <draw:text-box>
            <text:p><text:span text:style-name="T5">min: 5</text:span></text:p>
          </draw:text-box>
        </draw:frame>
        <draw:custom-shape draw:style-name="gr13" draw:text-style-name="P6" xml:id="id12" draw:id="id12" draw:layer="layout" svg:width="5.603cm" svg:height="4.164cm" svg:x="18.812cm" svg:y="27.441cm">
          <text:p text:style-name="P1"><text:span text:style-name="T6">[3,3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046cm" svg:height="1.204cm" svg:x="19.838cm" svg:y="29.291cm">
          <draw:text-box>
            <text:p><text:span text:style-name="T5">sum: 5</text:span></text:p>
          </draw:text-box>
        </draw:frame>
        <draw:frame draw:style-name="gr10" draw:text-style-name="P5" draw:layer="layout" svg:width="2.809cm" svg:height="1.204cm" svg:x="20.038cm" svg:y="30.191cm">
          <draw:text-box>
            <text:p><text:span text:style-name="T5">min: 5</text:span></text:p>
          </draw:text-box>
        </draw:frame>
        <draw:custom-shape draw:style-name="gr13" draw:text-style-name="P6" xml:id="id13" draw:id="id13" draw:layer="layout" svg:width="5.603cm" svg:height="4.164cm" svg:x="26.412cm" svg:y="27.442cm">
          <text:p text:style-name="P1"><text:span text:style-name="T6">[4,4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046cm" svg:height="1.204cm" svg:x="27.438cm" svg:y="29.292cm">
          <draw:text-box>
            <text:p><text:span text:style-name="T5">sum: 0</text:span></text:p>
          </draw:text-box>
        </draw:frame>
        <draw:frame draw:style-name="gr10" draw:text-style-name="P5" draw:layer="layout" svg:width="2.809cm" svg:height="1.204cm" svg:x="27.638cm" svg:y="30.192cm">
          <draw:text-box>
            <text:p><text:span text:style-name="T5">min: 0</text:span></text:p>
          </draw:text-box>
        </draw:frame>
        <draw:custom-shape draw:style-name="gr14" draw:text-style-name="P6" xml:id="id14" draw:id="id14" draw:layer="layout" svg:width="5.603cm" svg:height="4.164cm" svg:x="33.412cm" svg:y="27.442cm">
          <text:p text:style-name="P1"><text:span text:style-name="T6">[5,6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516cm" svg:height="1.204cm" svg:x="34.438cm" svg:y="29.292cm">
          <draw:text-box>
            <text:p><text:span text:style-name="T5">sum: 42</text:span></text:p>
          </draw:text-box>
        </draw:frame>
        <draw:frame draw:style-name="gr10" draw:text-style-name="P5" draw:layer="layout" svg:width="2.809cm" svg:height="1.204cm" svg:x="34.638cm" svg:y="30.192cm">
          <draw:text-box>
            <text:p><text:span text:style-name="T5">min: 1</text:span></text:p>
          </draw:text-box>
        </draw:frame>
        <draw:custom-shape draw:style-name="gr14" draw:text-style-name="P6" xml:id="id17" draw:id="id17" draw:layer="layout" svg:width="5.603cm" svg:height="4.164cm" svg:x="41.012cm" svg:y="27.443cm">
          <text:p text:style-name="P1"><text:span text:style-name="T6">[7,7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046cm" svg:height="1.204cm" svg:x="42.038cm" svg:y="29.293cm">
          <draw:text-box>
            <text:p><text:span text:style-name="T5">sum: 2</text:span></text:p>
          </draw:text-box>
        </draw:frame>
        <draw:frame draw:style-name="gr10" draw:text-style-name="P5" draw:layer="layout" svg:width="2.809cm" svg:height="1.204cm" svg:x="42.238cm" svg:y="30.193cm">
          <draw:text-box>
            <text:p><text:span text:style-name="T5">min: 2</text:span></text:p>
          </draw:text-box>
        </draw:frame>
        <draw:custom-shape draw:style-name="gr14" draw:text-style-name="P6" xml:id="id18" draw:id="id18" draw:layer="layout" svg:width="5.603cm" svg:height="4.164cm" svg:x="48.412cm" svg:y="27.443cm">
          <text:p text:style-name="P1"><text:span text:style-name="T6">[8,8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33cm" svg:height="1.204cm" svg:x="49.438cm" svg:y="29.293cm">
          <draw:text-box>
            <text:p><text:span text:style-name="T5">sum: -4</text:span></text:p>
          </draw:text-box>
        </draw:frame>
        <draw:frame draw:style-name="gr10" draw:text-style-name="P5" draw:layer="layout" svg:width="3.093cm" svg:height="1.204cm" svg:x="49.638cm" svg:y="30.193cm">
          <draw:text-box>
            <text:p><text:span text:style-name="T5">min: -4</text:span></text:p>
          </draw:text-box>
        </draw:frame>
        <draw:custom-shape draw:style-name="gr14" draw:text-style-name="P6" xml:id="id19" draw:id="id19" draw:layer="layout" svg:width="5.603cm" svg:height="4.164cm" svg:x="56.012cm" svg:y="27.444cm">
          <text:p text:style-name="P1"><text:span text:style-name="T6">[9,9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046cm" svg:height="1.204cm" svg:x="57.038cm" svg:y="29.294cm">
          <draw:text-box>
            <text:p><text:span text:style-name="T5">sum: 7</text:span></text:p>
          </draw:text-box>
        </draw:frame>
        <draw:frame draw:style-name="gr10" draw:text-style-name="P5" draw:layer="layout" svg:width="2.809cm" svg:height="1.204cm" svg:x="57.238cm" svg:y="30.194cm">
          <draw:text-box>
            <text:p><text:span text:style-name="T5">min: 7</text:span></text:p>
          </draw:text-box>
        </draw:frame>
        <draw:custom-shape draw:style-name="gr14" draw:text-style-name="P6" xml:id="id10" draw:id="id10" draw:layer="layout" svg:width="5.603cm" svg:height="4.164cm" svg:x="1.312cm" svg:y="33.741cm">
          <text:p text:style-name="P1"><text:span text:style-name="T6">[0,0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33cm" svg:height="1.204cm" svg:x="2.338cm" svg:y="35.591cm">
          <draw:text-box>
            <text:p><text:span text:style-name="T5">sum: -1</text:span></text:p>
          </draw:text-box>
        </draw:frame>
        <draw:frame draw:style-name="gr10" draw:text-style-name="P5" draw:layer="layout" svg:width="3.093cm" svg:height="1.204cm" svg:x="2.538cm" svg:y="36.491cm">
          <draw:text-box>
            <text:p><text:span text:style-name="T5">min: -1</text:span></text:p>
          </draw:text-box>
        </draw:frame>
        <draw:custom-shape draw:style-name="gr14" draw:text-style-name="P6" xml:id="id11" draw:id="id11" draw:layer="layout" svg:width="5.603cm" svg:height="4.164cm" svg:x="7.212cm" svg:y="33.742cm">
          <text:p text:style-name="P1"><text:span text:style-name="T6">[1,1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516cm" svg:height="1.204cm" svg:x="8.238cm" svg:y="35.592cm">
          <draw:text-box>
            <text:p><text:span text:style-name="T5">sum: 10</text:span></text:p>
          </draw:text-box>
        </draw:frame>
        <draw:frame draw:style-name="gr10" draw:text-style-name="P5" draw:layer="layout" svg:width="3.279cm" svg:height="1.204cm" svg:x="8.438cm" svg:y="36.492cm">
          <draw:text-box>
            <text:p><text:span text:style-name="T5">min: 10</text:span></text:p>
          </draw:text-box>
        </draw:frame>
        <draw:custom-shape draw:style-name="gr14" draw:text-style-name="P6" xml:id="id15" draw:id="id15" draw:layer="layout" svg:width="5.603cm" svg:height="4.164cm" svg:x="30.512cm" svg:y="33.742cm">
          <text:p text:style-name="P1"><text:span text:style-name="T6">[5,5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516cm" svg:height="1.204cm" svg:x="31.538cm" svg:y="35.592cm">
          <draw:text-box>
            <text:p><text:span text:style-name="T5">sum: 41</text:span></text:p>
          </draw:text-box>
        </draw:frame>
        <draw:frame draw:style-name="gr10" draw:text-style-name="P5" draw:layer="layout" svg:width="3.279cm" svg:height="1.204cm" svg:x="31.738cm" svg:y="36.492cm">
          <draw:text-box>
            <text:p><text:span text:style-name="T5">min: 41</text:span></text:p>
          </draw:text-box>
        </draw:frame>
        <draw:custom-shape draw:style-name="gr14" draw:text-style-name="P6" xml:id="id16" draw:id="id16" draw:layer="layout" svg:width="5.603cm" svg:height="4.164cm" svg:x="36.412cm" svg:y="33.743cm">
          <text:p text:style-name="P1"><text:span text:style-name="T6">[6,6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046cm" svg:height="1.204cm" svg:x="37.438cm" svg:y="35.593cm">
          <draw:text-box>
            <text:p><text:span text:style-name="T5">sum: 1</text:span></text:p>
          </draw:text-box>
        </draw:frame>
        <draw:frame draw:style-name="gr10" draw:text-style-name="P5" draw:layer="layout" svg:width="2.809cm" svg:height="1.204cm" svg:x="37.638cm" svg:y="36.493cm">
          <draw:text-box>
            <text:p><text:span text:style-name="T5">min: 1</text:span></text:p>
          </draw:text-box>
        </draw:frame>
        <draw:connector draw:style-name="gr16" draw:text-style-name="P1" draw:layer="layout" draw:type="line" svg:x1="32.713cm" svg:y1="12.401cm" svg:x2="17.813cm" svg:y2="14.538cm" draw:start-shape="id1" draw:start-glue-point="6" draw:end-shape="id2" draw:end-glue-point="4" svg:d="M32713 12401l-14900 2137" svg:viewBox="0 0 14901 2138">
          <text:p/>
        </draw:connector>
        <draw:connector draw:style-name="gr16" draw:text-style-name="P1" draw:layer="layout" draw:type="line" svg:x1="32.713cm" svg:y1="12.401cm" svg:x2="47.313cm" svg:y2="14.539cm" draw:start-shape="id1" draw:start-glue-point="6" draw:end-shape="id3" draw:end-glue-point="4" svg:d="M32713 12401l14600 2138" svg:viewBox="0 0 14601 2139">
          <text:p/>
        </draw:connector>
        <draw:connector draw:style-name="gr16" draw:text-style-name="P1" draw:layer="layout" draw:type="line" svg:x1="17.813cm" svg:y1="18.702cm" svg:x2="10.513cm" svg:y2="21.039cm" draw:start-shape="id2" draw:start-glue-point="6" draw:end-shape="id4" draw:end-glue-point="4" svg:d="M17813 18702l-7300 2337" svg:viewBox="0 0 7301 2338">
          <text:p/>
        </draw:connector>
        <draw:connector draw:style-name="gr16" draw:text-style-name="P1" draw:layer="layout" draw:type="line" svg:x1="17.813cm" svg:y1="18.702cm" svg:x2="25.213cm" svg:y2="21.04cm" draw:start-shape="id2" draw:start-glue-point="6" draw:end-shape="id5" draw:end-glue-point="4" svg:d="M17813 18702l7400 2338" svg:viewBox="0 0 7401 2339">
          <text:p/>
        </draw:connector>
        <draw:connector draw:style-name="gr16" draw:text-style-name="P1" draw:layer="layout" draw:type="line" svg:x1="47.313cm" svg:y1="18.703cm" svg:x2="39.813cm" svg:y2="21.041cm" draw:start-shape="id3" draw:start-glue-point="6" draw:end-shape="id6" draw:end-glue-point="4" svg:d="M47313 18703l-7500 2338" svg:viewBox="0 0 7501 2339">
          <text:p/>
        </draw:connector>
        <draw:connector draw:style-name="gr16" draw:text-style-name="P1" draw:layer="layout" draw:type="line" svg:x1="47.313cm" svg:y1="18.703cm" svg:x2="54.613cm" svg:y2="21.042cm" draw:start-shape="id3" draw:start-glue-point="6" draw:end-shape="id7" draw:end-glue-point="4" svg:d="M47313 18703l7300 2339" svg:viewBox="0 0 7301 2340">
          <text:p/>
        </draw:connector>
        <draw:connector draw:style-name="gr16" draw:text-style-name="P1" draw:layer="layout" draw:type="line" svg:x1="10.513cm" svg:y1="25.203cm" svg:x2="6.813cm" svg:y2="27.44cm" draw:start-shape="id4" draw:start-glue-point="6" draw:end-shape="id8" draw:end-glue-point="4" svg:d="M10513 25203l-3700 2237" svg:viewBox="0 0 3701 2238">
          <text:p/>
        </draw:connector>
        <draw:connector draw:style-name="gr16" draw:text-style-name="P1" draw:layer="layout" draw:type="line" svg:x1="10.513cm" svg:y1="25.203cm" svg:x2="14.413cm" svg:y2="27.441cm" draw:start-shape="id4" draw:start-glue-point="6" draw:end-shape="id9" draw:end-glue-point="4" svg:d="M10513 25203l3900 2238" svg:viewBox="0 0 3901 2239">
          <text:p/>
        </draw:connector>
        <draw:connector draw:style-name="gr16" draw:text-style-name="P1" draw:layer="layout" draw:type="line" svg:x1="6.813cm" svg:y1="31.604cm" svg:x2="4.113cm" svg:y2="33.741cm" draw:start-shape="id8" draw:start-glue-point="6" draw:end-shape="id10" draw:end-glue-point="4" svg:d="M6813 31604l-2700 2137" svg:viewBox="0 0 2701 2138">
          <text:p/>
        </draw:connector>
        <draw:connector draw:style-name="gr16" draw:text-style-name="P1" draw:layer="layout" draw:type="line" svg:x1="6.813cm" svg:y1="31.604cm" svg:x2="10.013cm" svg:y2="33.742cm" draw:start-shape="id8" draw:start-glue-point="6" draw:end-shape="id11" draw:end-glue-point="4" svg:d="M6813 31604l3200 2138" svg:viewBox="0 0 3201 2139">
          <text:p/>
        </draw:connector>
        <draw:connector draw:style-name="gr16" draw:text-style-name="P1" draw:layer="layout" draw:type="line" svg:x1="25.213cm" svg:y1="25.204cm" svg:x2="21.613cm" svg:y2="27.441cm" draw:start-shape="id5" draw:start-glue-point="6" draw:end-shape="id12" draw:end-glue-point="4" svg:d="M25213 25204l-3600 2237" svg:viewBox="0 0 3601 2238">
          <text:p/>
        </draw:connector>
        <draw:connector draw:style-name="gr16" draw:text-style-name="P1" draw:layer="layout" draw:type="line" svg:x1="25.213cm" svg:y1="25.204cm" svg:x2="29.213cm" svg:y2="27.442cm" draw:start-shape="id5" draw:start-glue-point="6" draw:end-shape="id13" draw:end-glue-point="4" svg:d="M25213 25204l4000 2238" svg:viewBox="0 0 4001 2239">
          <text:p/>
        </draw:connector>
        <draw:connector draw:style-name="gr16" draw:text-style-name="P1" draw:layer="layout" draw:type="line" svg:x1="36.213cm" svg:y1="31.606cm" svg:x2="33.313cm" svg:y2="33.742cm" draw:start-shape="id14" draw:start-glue-point="6" draw:end-shape="id15" draw:end-glue-point="4" svg:d="M36213 31606l-2900 2136" svg:viewBox="0 0 2901 2137">
          <text:p/>
        </draw:connector>
        <draw:connector draw:style-name="gr16" draw:text-style-name="P1" draw:layer="layout" draw:type="line" svg:x1="36.213cm" svg:y1="31.606cm" svg:x2="39.213cm" svg:y2="33.743cm" draw:start-shape="id14" draw:start-glue-point="6" draw:end-shape="id16" draw:end-glue-point="4" svg:d="M36213 31606l3000 2137" svg:viewBox="0 0 3001 2138">
          <text:p/>
        </draw:connector>
        <draw:connector draw:style-name="gr16" draw:text-style-name="P1" draw:layer="layout" draw:type="line" svg:x1="39.813cm" svg:y1="25.205cm" svg:x2="36.213cm" svg:y2="27.442cm" draw:start-shape="id6" draw:start-glue-point="6" draw:end-shape="id14" draw:end-glue-point="4" svg:d="M39813 25205l-3600 2237" svg:viewBox="0 0 3601 2238">
          <text:p/>
        </draw:connector>
        <draw:connector draw:style-name="gr16" draw:text-style-name="P1" draw:layer="layout" draw:type="line" svg:x1="39.813cm" svg:y1="25.205cm" svg:x2="43.813cm" svg:y2="27.443cm" draw:start-shape="id6" draw:start-glue-point="6" draw:end-shape="id17" draw:end-glue-point="4" svg:d="M39813 25205l4000 2238" svg:viewBox="0 0 4001 2239">
          <text:p/>
        </draw:connector>
        <draw:connector draw:style-name="gr16" draw:text-style-name="P1" draw:layer="layout" draw:type="line" svg:x1="54.613cm" svg:y1="25.206cm" svg:x2="51.213cm" svg:y2="27.443cm" draw:start-shape="id7" draw:start-glue-point="6" draw:end-shape="id18" draw:end-glue-point="4" svg:d="M54613 25206l-3400 2237" svg:viewBox="0 0 3401 2238">
          <text:p/>
        </draw:connector>
        <draw:connector draw:style-name="gr16" draw:text-style-name="P1" draw:layer="layout" draw:type="line" svg:x1="54.613cm" svg:y1="25.206cm" svg:x2="58.813cm" svg:y2="27.444cm" draw:start-shape="id7" draw:start-glue-point="6" draw:end-shape="id19" draw:end-glue-point="4" svg:d="M54613 25206l4200 2238" svg:viewBox="0 0 4201 2239">
          <text:p/>
        </draw:connector>
        <draw:frame draw:style-name="gr10" draw:text-style-name="P7" draw:layer="layout" svg:width="3.868cm" svg:height="1.517cm" svg:x="50.787cm" svg:y="15.812cm">
          <draw:text-box>
            <text:p><text:span text:style-name="T8">val = 0</text:span></text:p>
          </draw:text-box>
        </draw:frame>
        <draw:custom-shape draw:style-name="gr17" draw:text-style-name="P1" draw:layer="layout" svg:width="11.228cm" svg:height="8.131cm" svg:x="2.517cm" svg:y="5.208cm">
          <text:p/>
          <draw:enhanced-geometry svg:viewBox="0 0 21600 21600" draw:type="rectangle" draw:enhanced-path="M 0 0 L 21600 0 21600 21600 0 21600 0 0 Z N"/>
        </draw:custom-shape>
        <draw:frame draw:style-name="gr10" draw:text-style-name="P8" draw:layer="layout" svg:width="4.206cm" svg:height="2.385cm" svg:x="4.904cm" svg:y="5.854cm">
          <draw:text-box>
            <text:p><text:span text:style-name="T9">[4,6]</text:span></text:p>
          </draw:text-box>
        </draw:frame>
        <draw:frame draw:style-name="gr10" draw:layer="layout" svg:width="3.834cm" svg:height="1.991cm" svg:x="4.065cm" svg:y="8.565cm">
          <draw:text-box>
            <text:p><text:span text:style-name="T10">sum</text:span><text:span text:style-name="T11">:</text:span></text:p>
          </draw:text-box>
        </draw:frame>
        <draw:frame draw:style-name="gr10" draw:layer="layout" svg:width="3.402cm" svg:height="1.991cm" svg:x="4.497cm" svg:y="10.359cm">
          <draw:text-box>
            <text:p><text:span text:style-name="T10">min</text:span><text:span text:style-name="T11">:</text:span></text:p>
          </draw:text-box>
        </draw:frame>
        <draw:frame draw:style-name="gr10" draw:text-style-name="P9" draw:layer="layout" svg:width="3.262cm" svg:height="1.28cm" svg:x="10.737cm" svg:y="17.933cm">
          <draw:text-box>
            <text:p><text:span text:style-name="T7">sum: 0</text:span></text:p>
          </draw:text-box>
        </draw:frame>
        <draw:frame draw:style-name="gr10" draw:text-style-name="P9" draw:layer="layout" svg:width="3.195cm" svg:height="1.356cm" svg:x="10.738cm" svg:y="18.833cm">
          <draw:text-box>
            <text:p><text:span text:style-name="T7">min: </text:span><text:span text:style-name="T12">∞</text:span></text:p>
          </draw:text-box>
        </draw:frame>
        <draw:frame draw:style-name="gr10" draw:text-style-name="P9" draw:layer="layout" svg:width="3.262cm" svg:height="1.28cm" svg:x="18.785cm" svg:y="24.879cm">
          <draw:text-box>
            <text:p><text:span text:style-name="T7">sum: 0</text:span></text:p>
          </draw:text-box>
        </draw:frame>
        <draw:frame draw:style-name="gr10" draw:text-style-name="P9" draw:layer="layout" svg:width="3.195cm" svg:height="1.356cm" svg:x="18.786cm" svg:y="25.779cm">
          <draw:text-box>
            <text:p><text:span text:style-name="T7">min: </text:span><text:span text:style-name="T12">∞</text:span></text:p>
          </draw:text-box>
        </draw:frame>
        <draw:frame draw:style-name="gr10" draw:text-style-name="P9" draw:layer="layout" svg:width="3.262cm" svg:height="1.28cm" svg:x="28.385cm" svg:y="24.879cm">
          <draw:text-box>
            <text:p><text:span text:style-name="T7">sum: 0</text:span></text:p>
          </draw:text-box>
        </draw:frame>
        <draw:frame draw:style-name="gr10" draw:text-style-name="P9" draw:layer="layout" svg:width="3.042cm" svg:height="1.356cm" svg:x="28.386cm" svg:y="25.779cm">
          <draw:text-box>
            <text:p><text:span text:style-name="T7">min: </text:span><text:span text:style-name="T12">0</text:span></text:p>
          </draw:text-box>
        </draw:frame>
        <draw:frame draw:style-name="gr10" draw:text-style-name="P9" draw:layer="layout" svg:width="3.262cm" svg:height="1.28cm" svg:x="22.137cm" svg:y="17.933cm">
          <draw:text-box>
            <text:p><text:span text:style-name="T7">sum: 0</text:span></text:p>
          </draw:text-box>
        </draw:frame>
        <draw:frame draw:style-name="gr10" draw:text-style-name="P9" draw:layer="layout" svg:width="3.042cm" svg:height="1.356cm" svg:x="22.138cm" svg:y="18.833cm">
          <draw:text-box>
            <text:p><text:span text:style-name="T7">min: </text:span><text:span text:style-name="T12">0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roid Sans Fallback3" svg:font-family="'Droid Sans Fallback'" style:font-pitch="variable" style:font-charset="x-symbol"/>
    <style:font-face style:name="FreeSans3" svg:font-family="FreeSans" style:font-pitch="variable" style:font-charset="x-symbol"/>
    <style:font-face style:name="OpenSymbol" svg:font-family="OpenSymbol" style:font-pitch="variable" style:font-charset="x-symbol"/>
    <style:font-face style:name="StarSymbol" svg:font-family="StarSymbol" style:font-pitch="variable" style:font-charset="x-symbol"/>
    <style:font-face style:name="Droid Sans Fallback2" svg:font-family="'Droid Sans Fallback'" style:font-family-generic="system" style:font-pitch="variable" style:font-charset="x-symbol"/>
    <style:font-face style:name="FreeSans2" svg:font-family="FreeSans" style:font-family-generic="system" style:font-pitch="variable" style:font-charset="x-symbol"/>
    <style:font-face style:name="WenQuanYi Micro Hei Mono1" svg:font-family="'WenQuanYi Micro Hei Mono'"/>
    <style:font-face style:name="WenQuanYi Micro Hei Mono2" svg:font-family="'WenQuanYi Micro Hei Mono'" style:font-adornments="Regular"/>
    <style:font-face style:name="Liberation Sans1" svg:font-family="'Liberation Sans'" style:font-adornments="Regular" style:font-family-generic="swiss"/>
    <style:font-face style:name="Droid Sans Fallback1" svg:font-family="'Droid Sans Fallback'" style:font-pitch="variable"/>
    <style:font-face style:name="FreeSans1" svg:font-family="FreeSans" style:font-pitch="variable"/>
    <style:font-face style:name="WenQuanYi Micro Hei Mono" svg:font-family="'WenQuanYi Micro Hei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63.5cm" fo:page-height="43.1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7-17T21:04:38.391927366</meta:creation-date>
    <dc:date>2016-10-09T12:13:49.417512660</dc:date>
    <dc:creator>elucterio </dc:creator>
    <meta:editing-duration>PT18H39M50S</meta:editing-duration>
    <meta:editing-cycles>86</meta:editing-cycles>
    <meta:generator>LibreOffice/4.2.8.2$Linux_X86_64 LibreOffice_project/420m0$Build-2</meta:generator>
    <meta:document-statistic meta:object-count="108"/>
  </office:meta>
</office:document-meta>
</file>